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-color="#ffcc00" draw:textarea-horizontal-align="justify" draw:textarea-vertical-align="middle" draw:auto-grow-height="false" fo:min-height="4.35cm" fo:min-width="27.2cm"/>
    </style:style>
    <style:style style:name="gr2" style:family="graphic" style:parent-style-name="standard">
      <style:graphic-properties svg:stroke-color="#000000" draw:fill-color="#ff6600" draw:textarea-horizontal-align="justify" draw:textarea-vertical-align="middle" draw:auto-grow-height="false" fo:min-height="0.862cm" fo:min-width="27.2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1.05cm" fo:min-width="27.2cm"/>
    </style:style>
    <style:style style:name="gr4" style:family="graphic" style:parent-style-name="standard">
      <style:graphic-properties svg:stroke-color="#000000" draw:fill-color="#9933ff" draw:textarea-horizontal-align="justify" draw:textarea-vertical-align="middle" draw:auto-grow-height="false" fo:min-height="1.75cm" fo:min-width="27.2cm"/>
    </style:style>
    <style:style style:name="gr5" style:family="graphic" style:parent-style-name="standard">
      <style:graphic-properties draw:stroke="none" svg:stroke-color="#000000" draw:fill="none" draw:fill-color="#ffffff" fo:min-height="1.95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2.75cm"/>
    </style:style>
    <style:style style:name="gr11" style:family="graphic" style:parent-style-name="standard">
      <style:graphic-properties draw:stroke="none" svg:stroke-color="#000000" draw:fill="none" draw:fill-color="#ffffff" fo:min-height="1.45cm"/>
    </style:style>
    <style:style style:name="gr12" style:family="graphic" style:parent-style-name="standard">
      <style:graphic-properties draw:stroke="none" svg:stroke-color="#000000" draw:fill="none" draw:fill-color="#ffffff" fo:min-height="2.203cm"/>
    </style:style>
    <style:style style:name="P1" style:family="paragraph">
      <style:paragraph-properties fo:text-align="start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loext:graphic-properties draw:fill-color="#ff6600"/>
      <style:paragraph-properties fo:text-align="center"/>
    </style:style>
    <style:style style:name="P4" style:family="paragraph">
      <loext:graphic-properties draw:fill-color="#9933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9" style:family="paragraph">
      <loext:graphic-properties draw:fill-color="#ffcc00"/>
      <style:paragraph-properties fo:text-align="start"/>
      <style:text-properties fo:font-size="18pt"/>
    </style:style>
    <style:style style:name="P10" style:family="paragraph">
      <loext:graphic-properties draw:fill-color="#ff6600"/>
      <style:paragraph-properties fo:text-align="start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loext:graphic-properties draw:fill-color="#9933ff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-color="#ffcc00"/>
      <style:paragraph-properties fo:text-align="start"/>
    </style:style>
    <style:style style:name="P16" style:family="paragraph">
      <loext:graphic-properties draw:fill-color="#ff6600"/>
      <style:paragraph-properties fo:text-align="start"/>
    </style:style>
    <style:style style:name="P17" style:family="paragraph">
      <loext:graphic-properties draw:fill-color="#9933ff"/>
      <style:paragraph-properties fo:text-align="start"/>
    </style:style>
    <style:style style:name="P18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8pt"/>
    </style:style>
    <style:style style:name="T4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ccueil" draw:style-name="dp1" draw:master-page-name="Standard">
        <draw:custom-shape draw:style-name="gr1" draw:text-style-name="P2" draw:layer="layout" svg:width="27.7cm" svg:height="4.6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7.7cm" svg:height="1.112cm" svg:x="1cm" svg:y="5.588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7cm" svg:height="11.3cm" svg:x="1cm" svg:y="6.7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7.7cm" svg:height="2cm" svg:x="1cm" svg:y="1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5cm" svg:height="2.2cm" svg:x="8.9cm" svg:y="1.8cm">
          <draw:text-box>
            <text:p text:style-name="P5"><text:span text:style-name="T1">PEESEEN</text:span></text:p>
          </draw:text-box>
        </draw:frame>
        <draw:frame draw:style-name="gr6" draw:text-style-name="P7" draw:layer="layout" svg:width="3.5cm" svg:height="1.1cm" svg:x="5.3cm" svg:y="5.7cm">
          <draw:text-box>
            <text:p>ACCUEIL </text:p>
          </draw:text-box>
        </draw:frame>
        <draw:frame draw:style-name="gr7" draw:text-style-name="P7" draw:layer="layout" svg:width="4cm" svg:height="0.962cm" svg:x="9.6cm" svg:y="5.8cm">
          <draw:text-box>
            <text:p>TARIFS</text:p>
          </draw:text-box>
        </draw:frame>
        <draw:frame draw:style-name="gr8" draw:text-style-name="P7" draw:layer="layout" svg:width="4.2cm" svg:height="1.673cm" svg:x="18.1cm" svg:y="5.7cm">
          <draw:text-box>
            <text:p>CONTACT</text:p>
          </draw:text-box>
        </draw:frame>
        <draw:frame draw:style-name="gr9" draw:text-style-name="P7" draw:layer="layout" svg:width="4cm" svg:height="1cm" svg:x="14.3cm" svg:y="5.7cm">
          <draw:text-box>
            <text:p>AVIS</text:p>
          </draw:text-box>
        </draw:frame>
        <draw:frame draw:style-name="gr10" draw:text-style-name="P8" draw:layer="layout" svg:width="18.1cm" svg:height="3cm" svg:x="6.4cm" svg:y="11cm">
          <draw:text-box>
            <text:p text:style-name="P5"><text:span text:style-name="T2">FICHE PRODUITS</text:span></text:p>
          </draw:text-box>
        </draw:frame>
        <draw:frame draw:style-name="gr11" draw:text-style-name="P7" draw:layer="layout" svg:width="15.4cm" svg:height="1.7cm" svg:x="7.8cm" svg:y="18.5cm">
          <draw:text-box>
            <text:p>MENTIONS LEGALES ET TOUT LE TRALALA</text:p>
          </draw:text-box>
        </draw:frame>
      </draw:page>
      <draw:page draw:name="Tarifs" draw:style-name="dp1" draw:master-page-name="Standard">
        <draw:custom-shape draw:style-name="gr1" draw:text-style-name="P9" draw:layer="layout" svg:width="27.7cm" svg:height="4.6cm" svg:x="1cm" svg:y="1cm">
          <text:p text:style-name="P1"><text:span text:style-name="T3">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27.7cm" svg:height="1.112cm" svg:x="1cm" svg:y="5.588cm">
          <text:p text:style-name="P1"><text:span text:style-name="T3">NAV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7.7cm" svg:height="11.3cm" svg:x="1cm" svg:y="6.7cm">
          <text:p text:style-name="P1"><text:span text:style-name="T3">S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12" draw:layer="layout" svg:width="27.7cm" svg:height="2cm" svg:x="1cm" svg:y="18cm">
          <text:p text:style-name="P1"><text:span text:style-name="T3">FOOTER</text:span></text:p>
          <draw:enhanced-geometry svg:viewBox="0 0 21600 21600" draw:type="rectangle" draw:enhanced-path="M 0 0 L 21600 0 21600 21600 0 21600 0 0 Z N"/>
        </draw:custom-shape>
        <draw:frame draw:style-name="gr5" draw:text-style-name="P13" draw:layer="layout" svg:width="11.5cm" svg:height="2.2cm" svg:x="8.9cm" svg:y="1.8cm">
          <draw:text-box>
            <text:p text:style-name="P5"><text:span text:style-name="T4">PEESEEN</text:span></text:p>
          </draw:text-box>
        </draw:frame>
        <draw:frame draw:style-name="gr6" draw:text-style-name="P14" draw:layer="layout" svg:width="3.5cm" svg:height="1.1cm" svg:x="5.3cm" svg:y="5.7cm">
          <draw:text-box>
            <text:p><text:span text:style-name="T3">ACCUEIL </text:span></text:p>
          </draw:text-box>
        </draw:frame>
        <draw:frame draw:style-name="gr7" draw:text-style-name="P14" draw:layer="layout" svg:width="4cm" svg:height="0.962cm" svg:x="9.6cm" svg:y="5.8cm">
          <draw:text-box>
            <text:p><text:span text:style-name="T3">TARIFS</text:span></text:p>
          </draw:text-box>
        </draw:frame>
        <draw:frame draw:style-name="gr8" draw:text-style-name="P14" draw:layer="layout" svg:width="4.2cm" svg:height="1.673cm" svg:x="18.1cm" svg:y="5.7cm">
          <draw:text-box>
            <text:p><text:span text:style-name="T3">CONTACT</text:span></text:p>
          </draw:text-box>
        </draw:frame>
        <draw:frame draw:style-name="gr9" draw:text-style-name="P14" draw:layer="layout" svg:width="4cm" svg:height="1cm" svg:x="14.3cm" svg:y="5.7cm">
          <draw:text-box>
            <text:p><text:span text:style-name="T3">AVIS</text:span></text:p>
          </draw:text-box>
        </draw:frame>
        <draw:frame draw:style-name="gr10" draw:text-style-name="P8" draw:layer="layout" svg:width="14.5cm" svg:height="3cm" svg:x="7.5cm" svg:y="10.5cm">
          <draw:text-box>
            <text:p text:style-name="P5"><text:span text:style-name="T2">Les Tarifs</text:span></text:p>
            <text:p text:style-name="P5"><text:span text:style-name="T2"/></text:p>
          </draw:text-box>
        </draw:frame>
        <draw:frame draw:style-name="gr11" draw:text-style-name="P14" draw:layer="layout" svg:width="15.4cm" svg:height="1.7cm" svg:x="7.8cm" svg:y="18.5cm">
          <draw:text-box>
            <text:p><text:span text:style-name="T3">MENTIONS LEGALES ET TOUT LE TRALALA</text:span></text:p>
          </draw:text-box>
        </draw:frame>
      </draw:page>
      <draw:page draw:name="Aviss" draw:style-name="dp1" draw:master-page-name="Standard">
        <draw:custom-shape draw:style-name="gr1" draw:text-style-name="P15" draw:layer="layout" svg:width="27.7cm" svg:height="4.6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27.7cm" svg:height="1.112cm" svg:x="1cm" svg:y="5.588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7cm" svg:height="11.3cm" svg:x="1cm" svg:y="6.7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27.7cm" svg:height="2cm" svg:x="1cm" svg:y="1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5cm" svg:height="2.2cm" svg:x="8.9cm" svg:y="1.8cm">
          <draw:text-box>
            <text:p text:style-name="P5"><text:span text:style-name="T1">PEESEEN</text:span></text:p>
          </draw:text-box>
        </draw:frame>
        <draw:frame draw:style-name="gr6" draw:text-style-name="P7" draw:layer="layout" svg:width="3.5cm" svg:height="1.1cm" svg:x="5.3cm" svg:y="5.7cm">
          <draw:text-box>
            <text:p>ACCUEIL </text:p>
          </draw:text-box>
        </draw:frame>
        <draw:frame draw:style-name="gr7" draw:text-style-name="P7" draw:layer="layout" svg:width="4cm" svg:height="0.962cm" svg:x="9.6cm" svg:y="5.8cm">
          <draw:text-box>
            <text:p>TARIFS</text:p>
          </draw:text-box>
        </draw:frame>
        <draw:frame draw:style-name="gr8" draw:text-style-name="P7" draw:layer="layout" svg:width="4.2cm" svg:height="1.673cm" svg:x="18.1cm" svg:y="5.7cm">
          <draw:text-box>
            <text:p>CONTACT</text:p>
          </draw:text-box>
        </draw:frame>
        <draw:frame draw:style-name="gr9" draw:text-style-name="P7" draw:layer="layout" svg:width="4cm" svg:height="1cm" svg:x="14.3cm" svg:y="5.7cm">
          <draw:text-box>
            <text:p>AVIS</text:p>
          </draw:text-box>
        </draw:frame>
        <draw:frame draw:style-name="gr10" draw:text-style-name="P8" draw:layer="layout" svg:width="18.1cm" svg:height="3cm" svg:x="6.2cm" svg:y="7.9cm">
          <draw:text-box>
            <text:p text:style-name="P5"><text:span text:style-name="T2">Image d’un gars content</text:span></text:p>
          </draw:text-box>
        </draw:frame>
        <draw:frame draw:style-name="gr12" draw:text-style-name="P18" draw:layer="layout" svg:width="18.7cm" svg:height="2.453cm" svg:x="6.1cm" svg:y="15cm">
          <draw:text-box>
            <text:p text:style-name="P5"><text:span text:style-name="T5">Les Avis</text:span></text:p>
            <text:p text:style-name="P5"><text:span text:style-name="T5"/></text:p>
          </draw:text-box>
        </draw:frame>
        <draw:frame draw:style-name="gr11" draw:text-style-name="P7" draw:layer="layout" svg:width="15.4cm" svg:height="1.7cm" svg:x="7.8cm" svg:y="18.5cm">
          <draw:text-box>
            <text:p>MENTIONS LEGALES ET TOUT LE TRALALA</text:p>
          </draw:text-box>
        </draw:frame>
      </draw:page>
      <draw:page draw:name="Contact" draw:style-name="dp1" draw:master-page-name="Standard">
        <draw:custom-shape draw:style-name="gr1" draw:text-style-name="P15" draw:layer="layout" svg:width="27.7cm" svg:height="4.6cm" svg:x="1cm" svg:y="1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6" draw:layer="layout" svg:width="27.7cm" svg:height="1.112cm" svg:x="1cm" svg:y="5.588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7cm" svg:height="11.3cm" svg:x="1cm" svg:y="6.7cm">
          <text:p text:style-name="P1">SECTION</text:p>
          <draw:enhanced-geometry svg:viewBox="0 0 21600 21600" draw:type="rectangle" draw:enhanced-path="M 0 0 L 21600 0 21600 21600 0 21600 0 0 Z N"/>
        </draw:custom-shape>
        <draw:custom-shape draw:style-name="gr4" draw:text-style-name="P17" draw:layer="layout" svg:width="27.7cm" svg:height="2cm" svg:x="1cm" svg:y="18cm">
          <text:p text:style-name="P1">FOOTER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1.5cm" svg:height="2.2cm" svg:x="8.9cm" svg:y="1.8cm">
          <draw:text-box>
            <text:p text:style-name="P5"><text:span text:style-name="T1">P-L-O-M-B-E-R-I-Z</text:span></text:p>
          </draw:text-box>
        </draw:frame>
        <draw:frame draw:style-name="gr6" draw:text-style-name="P7" draw:layer="layout" svg:width="3.5cm" svg:height="1.1cm" svg:x="5.3cm" svg:y="5.7cm">
          <draw:text-box>
            <text:p>ACCUEIL </text:p>
          </draw:text-box>
        </draw:frame>
        <draw:frame draw:style-name="gr7" draw:text-style-name="P7" draw:layer="layout" svg:width="4cm" svg:height="0.962cm" svg:x="9.6cm" svg:y="5.8cm">
          <draw:text-box>
            <text:p>TARIFS</text:p>
          </draw:text-box>
        </draw:frame>
        <draw:frame draw:style-name="gr8" draw:text-style-name="P7" draw:layer="layout" svg:width="4.2cm" svg:height="1.673cm" svg:x="18.1cm" svg:y="5.7cm">
          <draw:text-box>
            <text:p>CONTACT</text:p>
          </draw:text-box>
        </draw:frame>
        <draw:frame draw:style-name="gr9" draw:text-style-name="P7" draw:layer="layout" svg:width="4cm" svg:height="1cm" svg:x="14.3cm" svg:y="5.7cm">
          <draw:text-box>
            <text:p>AVIS</text:p>
          </draw:text-box>
        </draw:frame>
        <draw:frame draw:style-name="gr10" draw:text-style-name="P8" draw:layer="layout" svg:width="18.1cm" svg:height="3cm" svg:x="6.6cm" svg:y="10.6cm">
          <draw:text-box>
            <text:p text:style-name="P5"><text:span text:style-name="T2">CONTACT</text:span></text:p>
          </draw:text-box>
        </draw:frame>
        <draw:frame draw:style-name="gr11" draw:text-style-name="P7" draw:layer="layout" svg:width="15.4cm" svg:height="1.7cm" svg:x="7.8cm" svg:y="18.5cm">
          <draw:text-box>
            <text:p>MENTIONS LEGALES ET TOUT LE TRALAL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4T15:57:07.594137945</meta:creation-date>
    <dc:date>2017-03-20T09:24:43.191553659</dc:date>
    <meta:editing-duration>PT9M52S</meta:editing-duration>
    <meta:editing-cycles>4</meta:editing-cycles>
    <meta:generator>LibreOffice/5.1.6.2$Linux_X86_64 LibreOffice_project/10m0$Build-2</meta:generator>
    <meta:document-statistic meta:object-count="45"/>
  </office:meta>
</office:document-meta>
</file>